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GBW320eb66e333119" svg:font-family="SansGBW320eb66e333119"/>
    <style:font-face style:name="SansGBW325dafb8e83119" svg:font-family="SansGBW325dafb8e83119"/>
    <style:font-face style:name="SansGBW3266b2ea3e3119" svg:font-family="SansGBW3266b2ea3e3119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af2d" officeooo:paragraph-rsid="001baf2d"/>
    </style:style>
    <style:style style:name="P2" style:family="paragraph" style:parent-style-name="Standard">
      <style:text-properties officeooo:rsid="001baf2d" officeooo:paragraph-rsid="001baf2d" fo:padding="0in" fo:border="none"/>
    </style:style>
    <style:style style:name="P3" style:family="paragraph" style:parent-style-name="Quotations">
      <style:paragraph-properties fo:margin-left="0.498in" fo:margin-right="0.498in" fo:margin-top="0.1043in" fo:margin-bottom="0.1043in" style:contextual-spacing="false" style:line-height-at-least="0.1354in" fo:text-indent="0in" style:auto-text-indent="false" fo:padding="0in" fo:border="none"/>
    </style:style>
    <style:style style:name="P4" style:family="paragraph" style:parent-style-name="Text_20_body">
      <style:text-properties officeooo:rsid="001baf2d" officeooo:paragraph-rsid="001baf2d"/>
    </style:style>
    <style:style style:name="P5" style:family="paragraph" style:parent-style-name="Text_20_body">
      <style:text-properties officeooo:rsid="001baf2d" officeooo:paragraph-rsid="001baf2d" fo:padding="0in" fo:border="none"/>
    </style:style>
    <style:style style:name="P6" style:family="paragraph" style:parent-style-name="Text_20_body">
      <style:text-properties officeooo:rsid="001baf2d" officeooo:paragraph-rsid="001baf2d" style:font-name-asian="SansGBW3266b2ea3e3119" style:font-size-asian="9.75pt"/>
    </style:style>
    <style:style style:name="P7" style:family="paragraph" style:parent-style-name="Text_20_body">
      <style:paragraph-properties fo:margin-left="0.1043in" fo:margin-right="0.1043in" fo:margin-top="0.1043in" fo:margin-bottom="0.1043in" style:contextual-spacing="false" style:line-height-at-least="0.1354in" fo:text-indent="0in" style:auto-text-indent="false" fo:padding="0in" fo:border="none"/>
    </style:style>
    <style:style style:name="P8" style:family="paragraph" style:parent-style-name="Text_20_body">
      <style:paragraph-properties fo:margin-left="0.1043in" fo:margin-right="0.1043in" fo:margin-top="0.1043in" fo:margin-bottom="0.1043in" style:contextual-spacing="false" style:line-height-at-least="0.1354in" fo:text-indent="0in" style:auto-text-indent="false" fo:padding="0in" fo:border="none"/>
      <style:text-properties style:font-name-asian="SansGBW325dafb8e83119" style:font-size-asian="9.75pt"/>
    </style:style>
    <style:style style:name="P9" style:family="paragraph" style:parent-style-name="Text_20_body">
      <style:paragraph-properties fo:margin-left="0.1043in" fo:margin-right="0.1043in" fo:margin-top="0.1043in" fo:margin-bottom="0.1043in" style:contextual-spacing="false" style:line-height-at-least="0.1354in" fo:text-indent="0in" style:auto-text-indent="false" fo:padding="0in" fo:border="none"/>
      <style:text-properties style:font-name-asian="SansGBW3266b2ea3e3119" style:font-size-asian="9.75pt"/>
    </style:style>
    <style:style style:name="P10" style:family="paragraph" style:parent-style-name="Text_20_body">
      <style:paragraph-properties fo:margin-left="0.1043in" fo:margin-right="0.1043in" fo:margin-top="0in" fo:margin-bottom="0in" style:contextual-spacing="false" style:line-height-at-least="0.1354in" fo:text-indent="0in" style:auto-text-indent="false" fo:padding="0in" fo:border="none"/>
      <style:text-properties fo:color="#ff0000" fo:padding="0in" fo:border="none"/>
    </style:style>
    <style:style style:name="T1" style:family="text">
      <style:text-properties style:font-name="SansGBW325dafb8e83119" fo:font-size="9.75pt"/>
    </style:style>
    <style:style style:name="T2" style:family="text">
      <style:text-properties style:font-name-asian="SansGBW325dafb8e83119" style:font-size-asian="9.75pt"/>
    </style:style>
    <style:style style:name="T3" style:family="text">
      <style:text-properties style:font-name-asian="SansGBW3266b2ea3e3119" style:font-size-asian="9.75pt"/>
    </style:style>
    <style:style style:name="T4" style:family="text">
      <style:text-properties style:font-name="SansGBW320eb66e333119" fo:font-size="9.75pt"/>
    </style:style>
    <style:style style:name="T5" style:family="text">
      <style:text-properties style:font-name-asian="SansGBW320eb66e333119" style:font-size-asian="9.7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这与proto内部编码系统有关，1~20编码长度小，访问速度快。随着id值增加，后续变量访问速度会递减。</text:p>
      <text:p text:style-name="Standard"/>
      <text:p text:style-name="Standard"/>
      <text:p text:style-name="P3"><text:span text:style-name="T1">Datum</text:span><text:span text:style-name="T2">和</text:span><text:span text:style-name="T1">Blob(Batch)</text:span><text:span text:style-name="T2">不是上下文相关的。</text:span></text:p>
      <text:p text:style-name="P3"><text:span text:style-name="T1">Blob</text:span><text:span text:style-name="T2">包含着正向传播的</text:span><text:span text:style-name="T1">shape</text:span><text:span text:style-name="T2">信息，这些信息只有初始化网络在初始化时才能确定。</text:span></text:p>
      <text:p text:style-name="P3"><text:span text:style-name="T2">而</text:span><text:span text:style-name="T1">Datum</text:span><text:span text:style-name="T2">则只是与输入样本有关。</text:span></text:p>
      <text:p text:style-name="P3"><text:span text:style-name="T2">所以，</text:span><text:span text:style-name="T1">Datum</text:span><text:span text:style-name="T2">的读取工作可以在网络未初始化之前就开始，这就是</text:span><text:span text:style-name="T1">DataReader</text:span><text:span text:style-name="T2">采用线程设计的内涵。</text:span></text:p>
      <text:p text:style-name="P7"><text:span text:style-name="T2">由于</text:span><text:span text:style-name="T1">vector</text:span><text:span text:style-name="T2">底层由顺序表实现，其访问速度随着元素数量的递增而递减，</text:span></text:p>
      <text:p text:style-name="P7"><text:span text:style-name="T2">而</text:span><text:span text:style-name="T1">queue</text:span><text:span text:style-name="T2">底层由链式表实现，其访问速度不随元素数量的递增而递减，且没有随机写入</text:span><text:span text:style-name="T1">/</text:span><text:span text:style-name="T2">访问的情况。</text:span></text:p>
      <text:p text:style-name="P7"><text:span text:style-name="T2">所以，选择</text:span><text:span text:style-name="T1">queue</text:span><text:span text:style-name="T2">作为缓冲区是比较优异的。</text:span></text:p>
      <text:p text:style-name="Standard">为了限制生产者的行为，我们需要在STL提供的queue基础上，改进出一种新的数据结构——Blocking Queue。</text:p>
      <text:p text:style-name="Standard"/>
      <text:p text:style-name="P7"><text:span text:style-name="T2">解决方案就是：在</text:span><text:span text:style-name="T1">push</text:span><text:span text:style-name="T2">时，锁住资源，禁止</text:span><text:span text:style-name="T1">pop;</text:span><text:span text:style-name="T2">在</text:span><text:span text:style-name="T1">pop</text:span><text:span text:style-name="T2">时，锁住资源，禁止</text:span><text:span text:style-name="T1">push</text:span><text:span text:style-name="T2">。</text:span></text:p>
      <text:p text:style-name="P7"><text:span text:style-name="T2">广义上，我们可以认为，需要将</text:span><text:span text:style-name="T1">push</text:span><text:span text:style-name="T2">和</text:span><text:span text:style-name="T1">pop</text:span><text:span text:style-name="T2">函数变成原子函数，即：执行期间不可中断的函数。</text:span></text:p>
      <text:p text:style-name="Standard"/>
      <text:p text:style-name="Standard"/>
      <text:p text:style-name="P7"><text:span text:style-name="T1">mutex</text:span><text:span text:style-name="T2">大部分情况下，都只是在锁一个局部函数，阻塞周期非常短。</text:span></text:p>
      <text:p text:style-name="P7"><text:span text:style-name="T2">唯一的例外是</text:span><text:span text:style-name="T1">Layer</text:span><text:span text:style-name="T2">的正向传播函数</text:span><text:span text:style-name="T1">forward</text:span><text:span text:style-name="T2">，</text:span><text:span text:style-name="T1">mutex</text:span><text:span text:style-name="T2">锁住的周期非常长。</text:span></text:p>
      <text:p text:style-name="P7"><text:span text:style-name="T1">blocking</text:span><text:span text:style-name="T2">和</text:span><text:span text:style-name="T1">mutex</text:span><text:span text:style-name="T2">的唯一不同在于：</text:span></text:p>
      <text:p text:style-name="P10"><text:span text:style-name="T1">blocking</text:span><text:span text:style-name="T2">之后，操作系统会唆使</text:span><text:span text:style-name="T1">CPU</text:span><text:span text:style-name="T2">放弃对线程的处理。</text:span></text:p>
      <text:p text:style-name="Standard"/>
      <text:p text:style-name="P8">现在考虑一下，何时需要注销、阻塞一个线程，大致有两种情况：</text:p>
      <text:p text:style-name="P7">①<text:span text:style-name="T2">缓冲区空，此时消费者不能消费，拒绝</text:span><text:span text:style-name="T1">pop</text:span><text:span text:style-name="T2">操作之后，可以交出</text:span><text:span text:style-name="T1">CPU</text:span><text:span text:style-name="T2">控制权。</text:span></text:p>
      <text:p text:style-name="P7">②<text:span text:style-name="T2">缓冲区满，此时生产者不能生产，拒绝</text:span><text:span text:style-name="T1">push</text:span><text:span text:style-name="T2">操作之后，可以交出</text:span><text:span text:style-name="T1">CPU</text:span><text:span text:style-name="T2">控制权。</text:span></text:p>
      <text:p text:style-name="P8">为了激活彼此，就需要模型是对偶的：</text:p>
      <text:p text:style-name="P7">①<text:span text:style-name="T2">经历缓冲区空之后，突然</text:span><text:span text:style-name="T1">push</text:span><text:span text:style-name="T2">了一个元素，此时应当由生产者激活消费者线程。</text:span></text:p>
      <text:p text:style-name="P7">②<text:span text:style-name="T2">经历缓冲区满之后，突然</text:span><text:span text:style-name="T1">pop</text:span><text:span text:style-name="T2">了一个元素，此时应当由消费者激活生产者线程。</text:span></text:p>
      <text:p text:style-name="P1">Free,full</text:p>
      <text:p text:style-name="P1"/>
      <text:p text:style-name="P1"/>
      <text:p text:style-name="P1"/>
      <text:p text:style-name="P4"><text:soft-page-break/><text:span text:style-name="T1">NVCC</text:span><text:span text:style-name="T2">编译</text:span><text:span text:style-name="T1">cu</text:span><text:span text:style-name="T2">文件时，会无视</text:span><text:span text:style-name="T1">A.cpp</text:span><text:span text:style-name="T2">里的任何实例化、特殊化代码。</text:span></text:p>
      <text:p text:style-name="P7"><text:span text:style-name="T1">Caffe</text:span><text:span text:style-name="T2">中给出的解决方案是，追加对</text:span><text:span text:style-name="T1">cu</text:span><text:span text:style-name="T2">文件中函数的特别实例化。</text:span></text:p>
      <text:p text:style-name="P1"/>
      <text:p text:style-name="P1"/>
      <text:p text:style-name="P6">对于一个机器学习系统而言，其内部充斥着大量复杂的数据结构，如何存储更是一个难题。</text:p>
      <text:p text:style-name="P9">这里大致有两个方案：</text:p>
      <text:p text:style-name="P7">①<text:span text:style-name="T3">仿照关系数据库，将数据结构与数据关系直接存储。</text:span></text:p>
      <text:p text:style-name="P7">②<text:span text:style-name="T3">将复杂数据结构，编码成简单数据结构，间接存储。</text:span></text:p>
      <text:p text:style-name="P2">信号(激活信号）、量（计数器）</text:p>
      <text:p text:style-name="P5"><text:span text:style-name="T5">当</text:span><text:span text:style-name="T4">empty</text:span><text:span text:style-name="T5">小于等于零时，形成第二把锁，当然，这把锁不是为了互斥，只是为了阻塞。</text:span></text:p>
      <text:p text:style-name="P7"><text:span text:style-name="T5">为了增加效率，这第二把锁可以修改成条件阻塞，让生产者交出</text:span><text:span text:style-name="T4">CPU</text:span><text:span text:style-name="T5">控制权，当然这需要操作系统的支持。</text:span></text:p>
      <text:p text:style-name="P5"><text:span text:style-name="T5">尽管我们设置了</text:span><text:span text:style-name="T4">Body</text:span><text:span text:style-name="T5">，存储多个</text:span><text:span text:style-name="T4">QueuePair</text:span><text:span text:style-name="T5">，但是提供的外部访问接口，居然直接使用了</text:span><text:span text:style-name="T4">ptr_pair</text:span><text:span text:style-name="T5">。</text:span></text:p>
      <text:p text:style-name="P7"><text:span text:style-name="T5">当然，如果你要编程使用多缓冲区，一定要修改</text:span><text:span text:style-name="T4">DataReader</text:span><text:span text:style-name="T5">的访问接口。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GBW320eb66e333119" svg:font-family="SansGBW320eb66e333119"/>
    <style:font-face style:name="SansGBW325dafb8e83119" svg:font-family="SansGBW325dafb8e83119"/>
    <style:font-face style:name="SansGBW3266b2ea3e3119" svg:font-family="SansGBW3266b2ea3e3119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15:55:38.311766939</meta:creation-date>
    <dc:date>2016-07-25T17:41:10.160798933</dc:date>
    <meta:editing-duration>PT29M30S</meta:editing-duration>
    <meta:editing-cycles>1</meta:editing-cycles>
    <meta:document-statistic meta:table-count="0" meta:image-count="0" meta:object-count="0" meta:page-count="2" meta:paragraph-count="33" meta:word-count="924" meta:character-count="1125" meta:non-whitespace-character-count="1124"/>
    <meta:generator>LibreOffice/4.2.8.2$Linux_X86_64 LibreOffice_project/420m0$Build-2</meta:generator>
  </office:meta>
</office:document-meta>
</file>